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office:font-face-decls>
  <office:automatic-styles>
    <style:style style:name="P1" style:family="paragraph" style:parent-style-name="Standard">
      <style:text-properties officeooo:rsid="00120b6a" officeooo:paragraph-rsid="00120b6a"/>
    </style:style>
    <style:style style:name="P2" style:family="paragraph" style:parent-style-name="Standard">
      <style:text-properties officeooo:rsid="00139a70" officeooo:paragraph-rsid="00139a70"/>
    </style:style>
    <style:style style:name="P3" style:family="paragraph" style:parent-style-name="Standard">
      <style:text-properties officeooo:rsid="00156bcf" officeooo:paragraph-rsid="00156bcf"/>
    </style:style>
    <style:style style:name="P4" style:family="paragraph" style:parent-style-name="Standard">
      <style:text-properties officeooo:rsid="00156bcf" officeooo:paragraph-rsid="00156bcf"/>
    </style:style>
    <style:style style:name="P5" style:family="paragraph" style:parent-style-name="Standard">
      <style:text-properties officeooo:rsid="0019e38f" officeooo:paragraph-rsid="0019e38f"/>
    </style:style>
    <style:style style:name="P6" style:family="paragraph" style:parent-style-name="Standard">
      <style:text-properties officeooo:rsid="001ae954" officeooo:paragraph-rsid="001ae954"/>
    </style:style>
    <style:style style:name="T1" style:family="text">
      <style:text-properties officeooo:rsid="00139a70"/>
    </style:style>
    <style:style style:name="T2" style:family="text">
      <style:text-properties officeooo:rsid="00156bcf"/>
    </style:style>
    <style:style style:name="T3" style:family="text">
      <style:text-properties officeooo:rsid="001754a1"/>
    </style:style>
    <style:style style:name="T4" style:family="text">
      <style:text-properties officeooo:rsid="0017ce9a"/>
    </style:style>
    <style:style style:name="T5" style:family="text">
      <style:text-properties officeooo:rsid="0019e38f"/>
    </style:style>
    <style:style style:name="T6" style:family="text">
      <style:text-properties officeooo:rsid="001c9101"/>
    </style:style>
    <style:style style:name="T7" style:family="text">
      <style:text-properties fo:font-variant="normal" fo:text-transform="none" fo:color="#3d3d3d" loext:opacity="100%" style:font-name="Roboto" fo:font-size="18pt" fo:letter-spacing="normal" fo:font-style="normal" fo:font-weight="normal" officeooo:rsid="001c9101" loext:padding="0in" loext:border="none"/>
    </style:style>
    <style:style style:name="T8" style:family="text">
      <style:text-properties officeooo:rsid="001d5d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невной сон лучше чем кофеин</text:p>
      <text:p text:style-name="P1"><text:tab/>Если вы чувствете уставшим, но работа работа или учеба должна была сделана , вы лучше можете вздремнуть, чем пить кофе. В сравнении с кофеином, сон может <text:span text:style-name="T1">приводить к улучшению памяти и обучению.</text:span></text:p>
      <text:p text:style-name="P1"/>
      <text:p text:style-name="P2">Предстоит длинная ночь? Дневной сон поможет</text:p>
      <text:p text:style-name="P2"><text:tab/>Если вы знаете что не сможете поспать ночью иил второе (из-за потушествия, например) лучше подготовиться <text:span text:style-name="T2">сном заранее чем заряжаться с с помощью кофеина.</text:span></text:p>
      <text:p text:style-name="P2"/>
      <text:p text:style-name="P3">Он<text:span text:style-name="T5">и</text:span> мо<text:span text:style-name="T5">гут</text:span> <text:span text:style-name="T5">снять</text:span> стресс</text:p>
      <text:p text:style-name="P3"><text:tab/>Если вы чувствете давление, сон может отпустить стресс и <text:span text:style-name="T3">улучшает вашу иммунную систему. Эксперты <text:s/>считают, что </text:span><text:span text:style-name="T4">тридцатиминутный сон помогает.</text:span></text:p>
      <text:p text:style-name="P3"/>
      <text:p text:style-name="P5">Они хороши для вашего здоровья</text:p>
      <text:p text:style-name="P6"><text:tab/>Сон <text:s/>может помочь даже вашему сердцу. Исследования показали, что человек который спал от 45 до 60 минут имел низкое артериальное давление после пережитого стресса. Поэтому, сон может помочь вашему телу восстановиться после напряженной ситуации.</text:p>
      <text:p text:style-name="P6"/>
      <text:p text:style-name="P6">Сны могут помогать вам спать лучшее ночью</text:p>
      <text:p text:style-name="P6"><text:tab/><text:span text:style-name="T6">Хотя это может казаться нелогичным, говорят сон в течении дня может помочь пожилым людям улучшить ночьной сон. Исследования показывают, что тридцатиминутный сон между часом и тремя дня совмещенный с умеренными физическими упражнениями, такие как ходьба или </text:span><text:span text:style-name="T8">растяжка вчером, помогают улучшить сон ночью. <text:s/>Ментальное и физическое здоровье также может улучшиться.</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5:54:23.099433032</meta:creation-date>
    <dc:date>2024-03-07T13:26:30.448257402</dc:date>
    <meta:editing-duration>PT38M</meta:editing-duration>
    <meta:editing-cycles>4</meta:editing-cycles>
    <meta:generator>LibreOffice/7.3.7.2$Linux_X86_64 LibreOffice_project/30$Build-2</meta:generator>
    <meta:document-statistic meta:table-count="0" meta:image-count="0" meta:object-count="0" meta:page-count="1" meta:paragraph-count="10" meta:word-count="184" meta:character-count="1262" meta:non-whitespace-character-count="1080"/>
  </office:meta>
</office:document-meta>
</file>